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cd34c" officeooo:paragraph-rsid="001cd34c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officeooo:rsid="001cd34c" officeooo:paragraph-rsid="001cd34c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officeooo:rsid="001d3e0a" officeooo:paragraph-rsid="001d3e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ing</text:p>
      <text:list text:style-name="L1">
        <text:list-item>
          <text:p text:style-name="P2">Hash: große Datenmenge auf geringere Datenmenge abbilden</text:p>
        </text:list-item>
        <text:list-item>
          <text:p text:style-name="P2">MD5 Hash: Ergebnis hat 128 Bit</text:p>
        </text:list-item>
        <text:list-item>
          <text:p text:style-name="P2">MD5 =&gt; Kryptographischer Hash</text:p>
          <text:list>
            <text:list-item>
              <text:p text:style-name="P3">Eigenschaft: Lawineneffekt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08:06:49.180936288</meta:creation-date>
    <dc:date>2025-09-10T08:40:38.975312848</dc:date>
    <meta:editing-duration>PT9M13S</meta:editing-duration>
    <meta:editing-cycles>1</meta:editing-cycles>
    <meta:document-statistic meta:table-count="0" meta:image-count="0" meta:object-count="0" meta:page-count="1" meta:paragraph-count="6" meta:word-count="25" meta:character-count="153" meta:non-whitespace-character-count="138"/>
    <meta:generator>LibreOffice/25.2.3.2$Linux_X86_64 LibreOffice_project/520$Build-2</meta:generator>
  </office:meta>
</office:document-meta>
</file>